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 PL UMing CN2" svg:font-family="'AR PL UMing CN'" style:font-adornments="Normal" style:font-pitch="variable"/>
    <style:font-face style:name="Gentium Plus Compact1" svg:font-family="'Gentium Plus Compact'" style:font-adornments="Normal" style:font-pitch="variable"/>
    <style:font-face style:name="Ubuntu4" svg:font-family="Ubuntu" style:font-adornments="Normal" style:font-pitch="variable"/>
    <style:font-face style:name="Ubuntu2" svg:font-family="Ubuntu" style:font-adornments="Regular" style:font-pitch="variable"/>
    <style:font-face style:name="Ubuntu Condensed3" svg:font-family="'Ubuntu Condensed'" style:font-pitch="variable"/>
    <style:font-face style:name="Ubuntu Condensed2" svg:font-family="'Ubuntu Condensed'" style:font-adornments="Regular" style:font-pitch="variable"/>
    <style:font-face style:name="Gentium Plus Compact2" svg:font-family="'Gentium Plus Compact'" style:font-family-generic="roman" style:font-pitch="variable"/>
    <style:font-face style:name="Gentium Plus Compact" svg:font-family="'Gentium Plus Compact'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Ubuntu3" svg:font-family="Ubuntu" style:font-adornments="Normal" style:font-family-generic="roman" style:font-pitch="variable"/>
    <style:font-face style:name="Ubuntu1" svg:font-family="Ubuntu" style:font-adornments="Regular" style:font-family-generic="roman" style:font-pitch="variable"/>
    <style:font-face style:name="Ubuntu Condensed" svg:font-family="'Ubuntu Condensed'" style:font-family-generic="roman" style:font-pitch="variable"/>
    <style:font-face style:name="Ubuntu Condensed1" svg:font-family="'Ubuntu Condensed'" style:font-adornments="Regular" style:font-family-generic="roman" style:font-pitch="variable"/>
    <style:font-face style:name="Droid Sans Fallback3" svg:font-family="'Droid Sans Fallback'" style:font-family-generic="swiss" style:font-pitch="variable"/>
    <style:font-face style:name="Droid Sans Fallback2" svg:font-family="'Droid Sans Fallback'" style:font-adornments="Regular" style:font-family-generic="swiss" style:font-pitch="variable"/>
    <style:font-face style:name="AR PL UMing CN" svg:font-family="'AR PL UMing CN'" style:font-family-generic="system" style:font-pitch="variable"/>
    <style:font-face style:name="AR PL UMing CN1" svg:font-family="'AR PL UMing CN'" style:font-adornments="Norm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adornments="Regular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Text">
      <style:graphic-properties draw:stroke="none" draw:fill="solid" draw:fill-color="#eeeeee" draw:textarea-horizontal-align="justify" draw:textarea-vertical-align="top" draw:auto-grow-height="false" fo:min-height="7.093cm" fo:min-width="9.101cm"/>
      <style:paragraph-properties style:writing-mode="lr-tb"/>
    </style:style>
    <style:style style:name="gr2" style:family="graphic" style:parent-style-name="Text">
      <style:graphic-properties draw:fill-color="#4b1f6f" draw:textarea-horizontal-align="left" draw:textarea-vertical-align="middle" draw:auto-grow-height="true" fo:min-height="0cm" fo:min-width="0cm" fo:wrap-option="wrap"/>
      <style:paragraph-properties style:writing-mode="lr-tb"/>
    </style:style>
    <style:style style:name="gr3" style:family="graphic" style:parent-style-name="Text">
      <style:graphic-properties draw:stroke="none" draw:fill="solid" draw:fill-color="#eeeeee" draw:textarea-horizontal-align="justify" draw:textarea-vertical-align="top" draw:auto-grow-height="false" fo:min-height="3.561cm" fo:min-width="9.101cm"/>
      <style:paragraph-properties style:writing-mode="lr-tb"/>
    </style:style>
    <style:style style:name="gr4" style:family="graphic" style:parent-style-name="standard">
      <style:graphic-properties draw:fill-color="#aecf00" draw:textarea-horizontal-align="justify" draw:textarea-vertical-align="middle" draw:auto-grow-height="true" fo:min-height="0cm" fo:min-width="0cm" fo:wrap-option="wrap"/>
      <style:paragraph-properties style:writing-mode="lr-tb"/>
    </style:style>
    <style:style style:name="gr5" style:family="graphic" style:parent-style-name="Text">
      <style:graphic-properties draw:stroke="none" draw:fill="solid" draw:fill-color="#eeeeee" draw:textarea-horizontal-align="justify" draw:textarea-vertical-align="top" draw:auto-grow-height="false" fo:min-height="7.092cm" fo:min-width="9.101cm"/>
      <style:paragraph-properties style:writing-mode="lr-tb"/>
    </style:style>
    <style:style style:name="gr6" style:family="graphic" style:parent-style-name="Text">
      <style:graphic-properties draw:fill-color="#4b1f6f" draw:textarea-horizontal-align="left" draw:textarea-vertical-align="middle" draw:auto-grow-height="false" fo:min-height="3.29cm" fo:min-width="7.89cm" fo:wrap-option="wrap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888cm" fo:min-width="1.8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style:paragraph-properties fo:text-align="start"/>
      <style:text-properties style:font-name="Ubuntu Condensed3"/>
    </style:style>
    <style:style style:name="P4" style:family="paragraph">
      <loext:graphic-properties draw:fill-color="#4b1f6f"/>
      <style:paragraph-properties fo:text-align="start"/>
      <style:text-properties style:font-name="Ubuntu Condensed3"/>
    </style:style>
    <style:style style:name="P5" style:family="paragraph">
      <loext:graphic-properties draw:fill-color="#aecf00"/>
      <style:paragraph-properties fo:text-align="start"/>
      <style:text-properties style:font-name="Ubuntu Condensed3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center"/>
      <style:text-properties style:font-name="Ubuntu Condensed3"/>
    </style:style>
    <style:style style:name="P8" style:family="paragraph">
      <loext:graphic-properties draw:fill-color="#aecf00"/>
      <style:paragraph-properties fo:text-align="center"/>
      <style:text-properties style:font-name="Ubuntu Condensed3"/>
    </style:style>
    <style:style style:name="T1" style:family="text">
      <style:text-properties style:font-name="Ubuntu Condensed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6cm" svg:height="8.6cm" svg:x="0.5cm" svg:y="0.6cm">
          <text:p text:style-name="P1">github.com/TokenScript/attestation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4" draw:layer="layout" svg:width="8.8cm" svg:height="6.333cm" svg:x="0.9cm" svg:y="1.734cm">
          <text:p text:style-name="P3">A ref implementation with</text:p>
          <text:list text:style-name="L1">
            <text:list-item>
              <text:p text:style-name="P3">Attestation creation in Java</text:p>
            </text:list-item>
            <text:list-item>
              <text:p text:style-name="P3">Attestation verification in Java and Solidity</text:p>
            </text:list-item>
          </text:list>
          <text:p text:style-name="P3"/>
          <text:p text:style-name="P3">For</text:p>
          <text:list text:continue-numbering="true" text:style-name="L1">
            <text:list-item>
              <text:p text:style-name="P3">Identifier attestations, including anonymous</text:p>
            </text:list-item>
            <text:list-item>
              <text:p text:style-name="P3">Cheque (redeemable attestations)</text:p>
            </text:list-item>
            <text:list-item>
              <text:p text:style-name="P3">Attestation as tokens such as Devcon Ticket</text:p>
            </text:list-item>
          </text:list>
          <text:p text:style-name="P3"/>
          <text:p text:style-name="P3">Has:</text:p>
          <text:list text:continue-numbering="true" text:style-name="L1">
            <text:list-item>
              <text:p text:style-name="P3">ASN.x data modules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9.6cm" svg:height="4.6cm" svg:x="0.5cm" svg:y="13.6cm">
          <text:p text:style-name="P1">github.com/AlphaWallet/attestation.id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draw:layer="layout" svg:width="6.199cm" svg:height="2.122cm" svg:x="2.201cm" svg:y="15.04cm">
          <text:p text:style-name="P3">A private repo that hosts both the server end and client end code of attestation.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9.6cm" svg:height="8.599cm" svg:x="10.9cm" svg:y="0.601cm">
          <text:p text:style-name="P1">github.com/TokenScript/token-negotiator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8.8cm" svg:height="4.2cm" svg:x="11.3cm" svg:y="2.8cm">
          <text:p text:style-name="P3">A production JS/typescript module facing web developers; implemtation of token negotiation</text:p>
          <text:p text:style-name="P3"/>
          <text:p text:style-name="P3">Has:</text:p>
          <text:list text:style-name="L1">
            <text:list-item>
              <text:p text:style-name="P3">DER parser for known ASN data modules</text:p>
            </text:list-item>
            <text:list-item>
              <text:p text:style-name="P3">JavaScript crypto (zk + pedersen commitment)</text:p>
            </text:list-item>
            <text:list-item>
              <text:p text:style-name="P3">Authentication endpoint (server-side)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9.6cm" svg:height="4.6cm" svg:x="10.9cm" svg:y="13.601cm">
          <text:p text:style-name="P1">github.com/TokenScript/token-negotiation-demo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draw:layer="layout" svg:width="6.699cm" svg:height="2.737cm" svg:x="12.351cm" svg:y="14.733cm">
          <text:p text:style-name="P3">A demo that uses devcon ticket</text:p>
          <text:list text:style-name="L2">
            <text:list-item>
              <text:p text:style-name="P3">Issuer outlet page</text:p>
            </text:list-item>
            <text:list-item>
              <text:p text:style-name="P3">Issuer landing page</text:p>
            </text:list-item>
            <text:list-item>
              <text:p text:style-name="P3">Hotel Bototá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4.7cm" svg:height="1.3cm" svg:x="2.95cm" svg:y="9.6cm">
          <text:p text:style-name="P1">Exports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6" draw:layer="layout" svg:width="4.7cm" svg:height="1.3cm" svg:x="13.35cm" svg:y="9.6cm">
          <text:p text:style-name="P1">Exports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7.2cm" svg:height="1.509cm" svg:x="1.7cm" svg:y="11.291cm">
          <text:list text:style-name="L2">
            <text:list-item>
              <text:p text:style-name="P3"><text:span text:style-name="T1">Java utility to issue attestation</text:span></text:p>
            </text:list-item>
            <text:list-item>
              <text:p text:style-name="P3"><text:span text:style-name="T1">Java Library to be used here ↓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7.9cm" svg:height="1.507cm" svg:x="11.75cm" svg:y="11.291cm">
          <text:p text:style-name="P7"><text:span text:style-name="T1">JavaScript Library to be used by web developers, such as this example: 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 PL UMing CN2" svg:font-family="'AR PL UMing CN'" style:font-adornments="Normal" style:font-pitch="variable"/>
    <style:font-face style:name="Gentium Plus Compact1" svg:font-family="'Gentium Plus Compact'" style:font-adornments="Normal" style:font-pitch="variable"/>
    <style:font-face style:name="Ubuntu4" svg:font-family="Ubuntu" style:font-adornments="Normal" style:font-pitch="variable"/>
    <style:font-face style:name="Ubuntu2" svg:font-family="Ubuntu" style:font-adornments="Regular" style:font-pitch="variable"/>
    <style:font-face style:name="Ubuntu Condensed3" svg:font-family="'Ubuntu Condensed'" style:font-pitch="variable"/>
    <style:font-face style:name="Ubuntu Condensed2" svg:font-family="'Ubuntu Condensed'" style:font-adornments="Regular" style:font-pitch="variable"/>
    <style:font-face style:name="Gentium Plus Compact2" svg:font-family="'Gentium Plus Compact'" style:font-family-generic="roman" style:font-pitch="variable"/>
    <style:font-face style:name="Gentium Plus Compact" svg:font-family="'Gentium Plus Compact'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Ubuntu3" svg:font-family="Ubuntu" style:font-adornments="Normal" style:font-family-generic="roman" style:font-pitch="variable"/>
    <style:font-face style:name="Ubuntu1" svg:font-family="Ubuntu" style:font-adornments="Regular" style:font-family-generic="roman" style:font-pitch="variable"/>
    <style:font-face style:name="Ubuntu Condensed" svg:font-family="'Ubuntu Condensed'" style:font-family-generic="roman" style:font-pitch="variable"/>
    <style:font-face style:name="Ubuntu Condensed1" svg:font-family="'Ubuntu Condensed'" style:font-adornments="Regular" style:font-family-generic="roman" style:font-pitch="variable"/>
    <style:font-face style:name="Droid Sans Fallback3" svg:font-family="'Droid Sans Fallback'" style:font-family-generic="swiss" style:font-pitch="variable"/>
    <style:font-face style:name="Droid Sans Fallback2" svg:font-family="'Droid Sans Fallback'" style:font-adornments="Regular" style:font-family-generic="swiss" style:font-pitch="variable"/>
    <style:font-face style:name="AR PL UMing CN" svg:font-family="'AR PL UMing CN'" style:font-family-generic="system" style:font-pitch="variable"/>
    <style:font-face style:name="AR PL UMing CN1" svg:font-family="'AR PL UMing CN'" style:font-adornments="Norm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adornments="Regular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4pt" fo:font-style="normal" fo:text-shadow="none" style:text-underline-style="none" fo:font-weight="normal" style:letter-kerning="true" style:font-name-asian="Droid Sans Fallback2" style:font-family-asian="'Droid Sans Fallback'" style:font-style-name-asian="Regular" style:font-family-generic-asian="swiss" style:font-pitch-asian="variable" style:font-size-asian="14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none" svg:stroke-color="#cccccc" draw:fill="solid" draw:fill-color="#eeeeee" fo:padding-top="0.25cm" fo:padding-bottom="0.25cm" fo:padding-left="0.25cm" fo:padding-right="0.25cm" draw:shadow-color="#000000"/>
      <style:text-properties style:font-name="Ubuntu4" fo:font-family="Ubuntu" style:font-style-name="Normal" style:font-pitch="variable" fo:font-size="12pt" style:font-name-asian="Droid Sans Fallback3" style:font-family-asian="'Droid Sans Fallback'" style:font-family-generic-asian="swiss" style:font-pitch-asian="variable" style:font-size-asian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solid" draw:fill="solid" draw:fill-color="#ffffff" draw:shadow="visible" draw:shadow-offset-x="0.2cm" draw:shadow-offset-y="0.2cm" draw:shadow-color="#cccccc"/>
      <style:text-properties style:font-name="Ubuntu4" fo:font-family="Ubuntu" style:font-style-name="Normal" style:font-pitch="variable" fo:font-size="18pt" style:font-size-asian="18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="solid" draw:fill-color="#106802" draw:opacity="20%" draw:shadow-color="#000000" draw:shadow-opacity="20%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 draw:stroke-dash="Long_20_Dash" svg:stroke-width="0.1cm" svg:stroke-color="#2cee0e" draw:marker-start-width="0.35cm" draw:marker-end-width="0.35cm" draw:shadow-color="#00000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chnical_20_Notes" style:display-name="Technical Notes" style:family="graphic" style:parent-style-name="Text">
      <style:graphic-properties draw:stroke="solid" svg:stroke-color="#876900" draw:fill="solid" draw:fill-color="#eeeeee" draw:textarea-horizontal-align="left" draw:textarea-vertical-align="top" draw:auto-grow-width="true" fo:wrap-option="wrap"/>
      <style:paragraph-properties fo:margin-top="0.2cm" fo:margin-bottom="0.2cm">
        <style:tab-stops/>
      </style:paragraph-properties>
      <style:text-properties style:font-name="Gentium Plus Compact1" fo:font-family="'Gentium Plus Compact'" style:font-style-name="Normal" style:font-pitch="variable" fo:font-size="10.5pt" style:font-name-asian="AR PL UMing CN2" style:font-family-asian="'AR PL UMing CN'" style:font-style-name-asian="Normal" style:font-pitch-asian="variable" style:font-size-asian="10.5pt"/>
    </style:style>
  </office:styles>
  <office:automatic-styles>
    <style:page-layout style:name="PM0">
      <style:page-layout-properties fo:margin-top="1cm" fo:margin-bottom="1cm" fo:margin-left="1cm" fo:margin-right="1cm" fo:page-width="21cm" fo:page-height="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1T09:46:09.837275070</meta:creation-date>
    <meta:editing-duration>PT8M9S</meta:editing-duration>
    <meta:editing-cycles>2</meta:editing-cycles>
    <meta:generator>LibreOffice/6.4.7.2$Linux_X86_64 LibreOffice_project/40$Build-2</meta:generator>
    <dc:date>2021-08-21T10:16:01.418811683</dc:date>
    <meta:document-statistic meta:object-count="12"/>
    <meta:template xlink:type="simple" xlink:actuate="onRequest" xlink:title="Technical Diagrams" xlink:href="../../../../Plantillas/Technical%20Diagrams.otg" meta:date="2021-08-21T09:46:09.540012499"/>
  </office:meta>
</office:document-meta>
</file>